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act for Jesse Evers Computer Science Class </text:p>
      <text:p text:style-name="Standard"/>
      <text:p text:style-name="Standard"/>
      <text:list xml:id="list7113989639720226156" text:style-name="WWNum1">
        <text:list-item>
          <text:p text:style-name="P3">Attendance – Jesse is required to attend both periods every day; the attendance policy is in effect for both periods.</text:p>
        </text:list-item>
      </text:list>
      <text:p text:style-name="List_20_Paragraph"/>
      <text:list xml:id="list135343792260531" text:continue-numbering="true" text:style-name="WWNum1">
        <text:list-item>
          <text:p text:style-name="P3">Transcript – Transcript will delineate two courses: Computer Science and Special Problems in Computer Science.</text:p>
        </text:list-item>
      </text:list>
      <text:p text:style-name="List_20_Paragraph"/>
      <text:list xml:id="list135344267726347" text:continue-numbering="true" text:style-name="WWNum1">
        <text:list-item>
          <text:p text:style-name="P3">AP Exam – Jesse will take the Computer Science Exam in May. The family is responsible for paying for the exam.</text:p>
        </text:list-item>
      </text:list>
      <text:p text:style-name="Standard"/>
      <text:list xml:id="list135345390781277" text:continue-numbering="true" text:style-name="WWNum1">
        <text:list-item>
          <text:p text:style-name="P3">Help in Class – Occasionally, Ms. Keough may ask Jesse for help during the class. Help will probably take the form of Jesse helping another student with a topic or problem that Jesse has previously mastered.</text:p>
        </text:list-item>
      </text:list>
      <text:p text:style-name="P1"/>
      <text:list xml:id="list135344373150006" text:continue-numbering="true" text:style-name="WWNum1">
        <text:list-item>
          <text:p text:style-name="P3">Weekly report of progress – Jesse will prepare a folder, (hard copy or digital) <text:bookmark text:name="_GoBack"/>which outlines and tracks his progress with specific topics/units.</text:p>
        </text:list-item>
      </text:list>
      <text:p text:style-name="Standard"/>
      <text:list xml:id="list135343693340133" text:continue-numbering="true" text:style-name="WWNum1">
        <text:list-item>
          <text:p text:style-name="P3">Assessment – Grading will be based on weekly progress reports and small projects grounded in the AP curriculum.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editing-cycles>2</meta:editing-cycles>
    <meta:creation-date>2014-12-23T13:08:00</meta:creation-date>
    <dc:date>2015-01-04T13:53:43.489580596</dc:date>
    <meta:editing-duration>PT3M4S</meta:editing-duration>
    <meta:generator>LibreOffice/4.3.5.2.0$Linux_X86_64 LibreOffice_project/430m0$Build-2</meta:generator>
    <meta:document-statistic meta:table-count="0" meta:image-count="0" meta:object-count="0" meta:page-count="1" meta:paragraph-count="7" meta:word-count="140" meta:character-count="861" meta:non-whitespace-character-count="727"/>
    <meta:user-defined meta:name="AppVersion">14.0000</meta:user-defined>
    <meta:user-defined meta:name="Company">NH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